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badi Extra Light" style:font-family-generic="swiss" style:font-pitch="variable" fo:font-size="0.83333in" style:font-size-asian="0.83333in" style:font-size-complex="0.8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badi Extra Light" style:font-family-generic="swiss" style:font-pitch="variable" fo:font-size="0.83333in" style:font-size-asian="0.83333in" style:font-size-complex="0.83333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f0f19"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374151"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Diapositive-de-titre" presentation:presentation-page-layout-name="Master1-PPL1" draw:id="Slide-256">
        <draw:frame draw:id="id63" presentation:style-name="a384" draw:name="Titre 1" svg:x="1.42029in" svg:y="0.24192in" svg:width="10in" svg:height="1.3088in" presentation:class="title" presentation:placeholder="false">
          <draw:text-box>
            <text:p text:style-name="a383" text:class-names="" text:cond-style-name=""><text:span text:style-name="a381" text:class-names="">SPÉCIFICATIONS DU PROJET</text:span><text:span text:style-name="a382" text:class-names=""/></text:p>
          </draw:text-box>
          <svg:title/>
          <svg:desc/>
        </draw:frame>
        <draw:frame draw:id="id64" presentation:style-name="a432" draw:name="Sous-titre 2" svg:x="1.66667in" svg:y="1.55072in" svg:width="10in" svg:height="5.94928in" presentation:class="subtitle" presentation:placeholder="false">
          <draw:text-box>
            <text:p text:style-name="a386" text:class-names="" text:cond-style-name=""><text:span text:style-name="a385" text:class-names="">Idée du projet:</text:span></text:p>
            <text:p text:style-name="a408" text:class-names="" text:cond-style-name=""><text:span text:style-name="a387" text:class-names="">Mon</text:span><text:span text:style-name="a388" text:class-names=""><text:s text:c="1"/></text:span><text:span text:style-name="a389" text:class-names="">projet</text:span><text:span text:style-name="a390" text:class-names=""><text:s text:c="1"/></text:span><text:span text:style-name="a391" text:class-names="">consiste</text:span><text:span text:style-name="a392" text:class-names=""><text:s text:c="1"/></text:span><text:span text:style-name="a393" text:class-names="">a</text:span><text:span text:style-name="a394" text:class-names=""><text:s text:c="1"/></text:span><text:span text:style-name="a395" text:class-names="">créer</text:span><text:span text:style-name="a396" text:class-names=""><text:s text:c="1"/></text:span><text:span text:style-name="a397" text:class-names="">un</text:span><text:span text:style-name="a398" text:class-names=""><text:s text:c="1"/></text:span><text:span text:style-name="a399" text:class-names="">site</text:span><text:span text:style-name="a400" text:class-names=""><text:s text:c="1"/></text:span><text:span text:style-name="a401" text:class-names="">web</text:span><text:span text:style-name="a402" text:class-names=""><text:s text:c="1"/></text:span><text:span text:style-name="a403" text:class-names="">pour</text:span><text:span text:style-name="a404" text:class-names=""><text:s text:c="1"/></text:span><text:span text:style-name="a405" text:class-names="">vente</text:span><text:span text:style-name="a406" text:class-names=""><text:s text:c="1"/></text:span><text:span text:style-name="a407" text:class-names="">d’habillement.</text:span></text:p>
            <text:p text:style-name="a411" text:class-names="" text:cond-style-name=""><text:span text:style-name="a409" text:class-names=""><text:s text:c="23"/></text:span><text:span text:style-name="a410" text:class-names="">Explications détaillée</text:span></text:p>
            <text:p text:style-name="a413" text:class-names="" text:cond-style-name=""><text:span text:style-name="a412" text:class-names="">avec une description détaillée des fonctionnalités que vous souhaitez intégrer à votre projet.</text:span></text:p>
            <text:p text:style-name="a416" text:class-names="" text:cond-style-name=""><text:span text:style-name="a414" text:class-names=""><text:s text:c="12"/>Catégorisation des produits : Une caractéristique importante pour tout magasin de vêtements en ligne est la possibilité de catégoriser les produits. Cela aide les clients à trouver rapidement ce qu'ils recherchent, qu'il s'agisse de robes, de chemises, de pantalons ou d'accessoires.</text:span><text:span text:style-name="a415" text:class-names=""/></text:p>
            <text:p text:style-name="a419" text:class-names="" text:cond-style-name=""><text:span text:style-name="a417" text:class-names=""><text:s text:c="12"/>Recommandations de produits : vous pouvez utiliser les données de l'historique de navigation et d'achat des clients pour suggérer d'autres produits susceptibles de les intéresser.</text:span><text:span text:style-name="a418" text:class-names=""/></text:p>
            <text:p text:style-name="a421" text:class-names="" text:cond-style-name=""><text:span text:style-name="a420" text:class-names=""><text:s text:c="12"/>Avis et évaluations des utilisateurs : les gens aiment lire les avis avant de prendre une décision d'achat. Permettre aux clients de laisser des avis et des évaluations sur votre site peut donc être une fonctionnalité précieuse.</text:span></text:p>
            <text:p text:style-name="a423" text:class-names="" text:cond-style-name=""><text:span text:style-name="a422" text:class-names=""/></text:p>
            <text:p text:style-name="a425" text:class-names="" text:cond-style-name=""><text:span text:style-name="a424" text:class-names=""/></text:p>
            <text:p text:style-name="a427" text:class-names="" text:cond-style-name=""><text:span text:style-name="a426" text:class-names=""/></text:p>
            <text:p text:style-name="a429" text:class-names="" text:cond-style-name=""><text:span text:style-name="a428" text:class-names=""/></text:p>
            <text:p text:style-name="a431" text:class-names="" text:cond-style-name=""><text:span text:style-name="a430" text:class-names=""/></text:p>
          </draw:text-box>
          <svg:title/>
          <svg:desc/>
        </draw:frame>
      </draw:page>
      <draw:page draw:name="Slide2" draw:style-name="a433" draw:master-page-name="Master1-Layout2-obj-Titre-et-contenu" presentation:presentation-page-layout-name="Master1-PPL2" draw:id="Slide-257">
        <draw:frame draw:id="id65" presentation:style-name="a437" draw:name="Titre 1" svg:x="0.91667in" svg:y="0.83409in" svg:width="11.11232in" svg:height="0.90504in" presentation:class="title" presentation:placeholder="false">
          <draw:text-box>
            <text:p text:style-name="a436" text:class-names="" text:cond-style-name=""><text:span text:style-name="a434" text:class-names="">Explications détaillées</text:span><text:span text:style-name="a435" text:class-names=""/></text:p>
          </draw:text-box>
          <svg:title/>
          <svg:desc/>
        </draw:frame>
        <draw:frame draw:id="id66" presentation:style-name="a457" draw:name="Espace réservé du contenu 2" svg:x="0.91667in" svg:y="1.73913in" svg:width="11.5in" svg:height="5.36156in" presentation:class="outline" presentation:placeholder="false">
          <draw:text-box>
            <text:list text:style-name="a441">
              <text:list-item>
                <text:p text:style-name="a440" text:class-names="" text:cond-style-name=""><text:span text:style-name="a438" text:class-names=""><text:s text:c="1"/></text:span><text:span text:style-name="a439" text:class-names="">Ajouter une liste de souhaits et enregistrer pour plus tard : parfois, les clients ne sont pas prêts à effectuer un achat tout de suite, mais ils veulent garder une trace des articles qui les intéressent. L'ajout d'une fonctionnalité "liste de souhaits" peut permettre aux clients d'enregistrer les articles qu'ils aiment pour référence future. . De même, une fonction "enregistrer pour plus tard" peut permettre aux clients de retirer de leur panier les articles qu'ils ne sont pas prêts à acheter.</text:span></text:p>
              </text:list-item>
            </text:list>
            <text:list text:style-name="a448">
              <text:list-item>
                <text:p text:style-name="a447" text:class-names="" text:cond-style-name=""><text:span text:style-name="a442" text:class-names=""><text:s text:c="14"/></text:span><text:span text:style-name="a443" text:class-names="">Options de paiement : vous devez proposer plusieurs options de paiement pour répondre aux différentes préférences et besoins. Cela peut inclure les cartes de crédit, PayPal, Apple<text:s text:c="1"/></text:span><text:span text:style-name="a444" text:class-names="">Pay</text:span><text:span text:style-name="a445" text:class-names=""><text:s text:c="1"/>ou d'autres méthodes de paiement.</text:span><text:span text:style-name="a446" text:class-names=""/></text:p>
              </text:list-item>
            </text:list>
            <text:list text:style-name="a451">
              <text:list-item>
                <text:p text:style-name="a450" text:class-names="" text:cond-style-name=""><text:span text:style-name="a449" text:class-names=""><text:s text:c="15"/>Expédition et retours : Assurez-vous d'avoir des informations claires sur les frais d'expédition, les délais de livraison et les politiques de retour. Les clients veulent savoir dans quoi ils s'embarquent avant de faire un achat, et être transparent sur ces détails peut aider à renforcer la confiance.</text:span></text:p>
              </text:list-item>
            </text:list>
            <text:list text:style-name="a456">
              <text:list-item>
                <text:p text:style-name="a455" text:class-names="" text:cond-style-name=""><text:span text:style-name="a452" text:class-names=""><text:s text:c="16"/></text:span><text:span text:style-name="a453" text:class-names="">Chat en direct ou support client : si les clients ont des questions ou des problèmes, il peut être utile de disposer d'un chat en direct ou d'une fonctionnalité de support client. Cela peut donner une touche plus personnelle à l'expérience d'achat en ligne et aider à résoudre rapidement tout problème.</text:span><text:span text:style-name="a45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Cliquez pour modifier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Cliquez pour modifier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Cliquez pour modifier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Cliquez pour modifier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Cliquez pour modifier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Cliquez pour modifier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Cliquez pour modifier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Cliquez pour modifier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Cliquez pour modifier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Cliquez pour modifier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Cliquez pour modifier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Cliquez pour modifier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PÉCIFICATIONS DU PROJET</dc:title>
    <meta:initial-creator>Fabi Diop</meta:initial-creator>
    <dc:creator>Fabi Diop</dc:creator>
    <meta:creation-date>2023-03-05T12:15:12Z</meta:creation-date>
    <dc:date>2023-03-05T12:15:42Z</dc:date>
    <meta:editing-cycles>1</meta:editing-cycles>
    <meta:editing-duration>PT29S</meta:editing-duration>
    <meta:document-statistic meta:paragraph-count="16" meta:word-count="389"/>
  </office:meta>
</office:document-meta>
</file>